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15"/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style:font-name="Arial" style:font-name-asian="Arial" style:font-name-complex="Arial" fo:font-size="7pt" style:font-size-asian="7pt" style:font-size-complex="7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6958333333333cm" style:use-optimal-column-width="true"/>
    </style:style>
    <style:style style:name="co3" style:family="table-column">
      <style:table-column-properties fo:break-before="auto" style:column-width="2.29305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mple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Xi</text:p>
          </table:table-cell>
          <table:table-cell office:value-type="string" table:style-name="ce2">
            <text:p>Yi</text:p>
          </table:table-cell>
          <table:table-cell office:value-type="string" table:style-name="ce2">
            <text:p>(Xi)^2</text:p>
          </table:table-cell>
          <table:table-cell office:value-type="string" table:style-name="ce2">
            <text:p>(Yi)^2</text:p>
          </table:table-cell>
          <table:table-cell office:value-type="string" table:style-name="ce2">
            <text:p>XiYi</text:p>
          </table:table-cell>
          <table:table-cell office:value-type="string" table:style-name="ce2">
            <text:p>(Yi-bXi)^2</text:p>
          </table:table-cell>
          <table:table-cell table:number-columns-repeated="16378"/>
        </table:table-row>
        <table:table-row table:style-name="ro1">
          <table:table-cell office:value-type="float" office:value="2.6000000000000001E-6" table:style-name="ce3">
            <text:p>2,60E-06</text:p>
          </table:table-cell>
          <table:table-cell office:value-type="float" office:value="1.08" table:style-name="ce2">
            <text:p>1,08</text:p>
          </table:table-cell>
          <table:table-cell office:value-type="float" office:value="6.7600000000000003E-12" table:formula="of:=[.A2]^2" table:style-name="ce2">
            <text:p>6,76E-12</text:p>
          </table:table-cell>
          <table:table-cell office:value-type="float" office:value="1.1664000000000001" table:formula="of:=[.B2]^2" table:style-name="ce2">
            <text:p>1,1664</text:p>
          </table:table-cell>
          <table:table-cell office:value-type="float" office:value="2.8080000000000005E-6" table:formula="of:=[.B2]*[.A2]" table:style-name="ce4">
            <text:p>2,81E-06</text:p>
          </table:table-cell>
          <table:table-cell office:value-type="float" office:value="2.4256543107487819E-3" table:formula="of:=([.B2]-396441.9492*[.A2])^2" table:style-name="ce4">
            <text:p>2,43E-03</text:p>
          </table:table-cell>
          <table:table-cell table:number-columns-repeated="16378"/>
        </table:table-row>
        <table:table-row table:style-name="ro1">
          <table:table-cell office:value-type="float" office:value="5.2000000000000002E-6" table:style-name="ce3">
            <text:p>5,20E-06</text:p>
          </table:table-cell>
          <table:table-cell office:value-type="float" office:value="2.09" table:style-name="ce2">
            <text:p>2,09</text:p>
          </table:table-cell>
          <table:table-cell office:value-type="float" office:value="2.7040000000000001E-11" table:formula="of:=[.A3]^2" table:style-name="ce2">
            <text:p>2,704E-11</text:p>
          </table:table-cell>
          <table:table-cell office:value-type="float" office:value="4.3680999999999992" table:formula="of:=[.B3]^2" table:style-name="ce2">
            <text:p>4,3681</text:p>
          </table:table-cell>
          <table:table-cell office:value-type="float" office:value="1.0868E-5" table:formula="of:=[.B3]*[.A3]" table:style-name="ce4">
            <text:p>1,09E-05</text:p>
          </table:table-cell>
          <table:table-cell office:value-type="float" office:value="8.1235626059508628E-4" table:formula="of:=([.B3]-396441.9492*[.A3])^2" table:style-name="ce4">
            <text:p>8,12E-04</text:p>
          </table:table-cell>
          <table:table-cell table:number-columns-repeated="16378"/>
        </table:table-row>
        <table:table-row table:style-name="ro1">
          <table:table-cell office:value-type="float" office:value="7.7000000000000008E-6" table:style-name="ce3">
            <text:p>7,70E-06</text:p>
          </table:table-cell>
          <table:table-cell office:value-type="float" office:value="3.08" table:style-name="ce2">
            <text:p>3,08</text:p>
          </table:table-cell>
          <table:table-cell office:value-type="float" office:value="5.9290000000000009E-11" table:formula="of:=[.A4]^2" table:style-name="ce2">
            <text:p>5,929E-11</text:p>
          </table:table-cell>
          <table:table-cell office:value-type="float" office:value="9.4863999999999997" table:formula="of:=[.B4]^2" table:style-name="ce2">
            <text:p>9,4864</text:p>
          </table:table-cell>
          <table:table-cell office:value-type="float" office:value="2.3716000000000005E-5" table:formula="of:=[.B4]*[.A4]" table:style-name="ce4">
            <text:p>2,37E-05</text:p>
          </table:table-cell>
          <table:table-cell office:value-type="float" office:value="7.5059512462110874E-4" table:formula="of:=([.B4]-396441.9492*[.A4])^2" table:style-name="ce4">
            <text:p>7,51E-04</text:p>
          </table:table-cell>
          <table:table-cell table:number-columns-repeated="16378"/>
        </table:table-row>
        <table:table-row table:style-name="ro1">
          <table:table-cell office:value-type="float" office:value="1.0200000000000001E-5" table:style-name="ce3">
            <text:p>1,02E-05</text:p>
          </table:table-cell>
          <table:table-cell office:value-type="float" office:value="4.04" table:style-name="ce2">
            <text:p>4,04</text:p>
          </table:table-cell>
          <table:table-cell office:value-type="float" office:value="1.0404000000000001E-10" table:formula="of:=[.A5]^2" table:style-name="ce2">
            <text:p>1,0404E-10</text:p>
          </table:table-cell>
          <table:table-cell office:value-type="float" office:value="16.3216" table:formula="of:=[.B5]^2" table:style-name="ce2">
            <text:p>16,3216</text:p>
          </table:table-cell>
          <table:table-cell office:value-type="float" office:value="4.1208000000000003E-5" table:formula="of:=[.B5]*[.A5]" table:style-name="ce4">
            <text:p>4,12E-05</text:p>
          </table:table-cell>
          <table:table-cell office:value-type="float" office:value="1.3748387739398773E-5" table:formula="of:=([.B5]-396441.9492*[.A5])^2" table:style-name="ce4">
            <text:p>1,37E-05</text:p>
          </table:table-cell>
          <table:table-cell table:number-columns-repeated="16378"/>
        </table:table-row>
        <table:table-row table:style-name="ro1">
          <table:table-cell office:value-type="float" office:value="1.2799999999999999E-5" table:style-name="ce3">
            <text:p>1,28E-05</text:p>
          </table:table-cell>
          <table:table-cell office:value-type="float" office:value="5.09" table:style-name="ce2">
            <text:p>5,09</text:p>
          </table:table-cell>
          <table:table-cell office:value-type="float" office:value="1.6383999999999997E-10" table:formula="of:=[.A6]^2" table:style-name="ce2">
            <text:p>1,6384E-10</text:p>
          </table:table-cell>
          <table:table-cell office:value-type="float" office:value="25.908099999999997" table:formula="of:=[.B6]^2" table:style-name="ce2">
            <text:p>25,9081</text:p>
          </table:table-cell>
          <table:table-cell office:value-type="float" office:value="6.5151999999999989E-5" table:formula="of:=[.B6]*[.A6]" table:style-name="ce4">
            <text:p>6,52E-05</text:p>
          </table:table-cell>
          <table:table-cell office:value-type="float" office:value="2.4158641076318547E-4" table:formula="of:=([.B6]-396441.9492*[.A6])^2" table:style-name="ce4">
            <text:p>2,42E-04</text:p>
          </table:table-cell>
          <table:table-cell table:number-columns-repeated="16378"/>
        </table:table-row>
        <table:table-row table:style-name="ro1">
          <table:table-cell office:value-type="float" office:value="1.5800000000000001E-5" table:style-name="ce3">
            <text:p>1,58E-05</text:p>
          </table:table-cell>
          <table:table-cell office:value-type="float" office:value="6.09" table:style-name="ce2">
            <text:p>6,09</text:p>
          </table:table-cell>
          <table:table-cell office:value-type="float" office:value="2.4964000000000003E-10" table:formula="of:=[.A7]^2" table:style-name="ce2">
            <text:p>2,4964E-10</text:p>
          </table:table-cell>
          <table:table-cell office:value-type="float" office:value="37.088099999999997" table:formula="of:=[.B7]^2" table:style-name="ce2">
            <text:p>37,0881</text:p>
          </table:table-cell>
          <table:table-cell office:value-type="float" office:value="9.6222000000000001E-5" table:formula="of:=[.B7]*[.A7]" table:style-name="ce4">
            <text:p>9,62E-05</text:p>
          </table:table-cell>
          <table:table-cell office:value-type="float" office:value="3.0200460658266946E-2" table:formula="of:=([.B7]-396441.9492*[.A7])^2" table:style-name="ce4">
            <text:p>3,02E-02</text:p>
          </table:table-cell>
          <table:table-cell table:number-columns-repeated="16378"/>
        </table:table-row>
        <table:table-row table:style-name="ro1">
          <table:table-cell office:value-type="float" office:value="1.77E-5" table:style-name="ce3">
            <text:p>1,77E-05</text:p>
          </table:table-cell>
          <table:table-cell office:value-type="float" office:value="7.05" table:style-name="ce2">
            <text:p>7,05</text:p>
          </table:table-cell>
          <table:table-cell office:value-type="float" office:value="3.1329000000000001E-10" table:formula="of:=[.A8]^2" table:style-name="ce2">
            <text:p>3,1329E-10</text:p>
          </table:table-cell>
          <table:table-cell office:value-type="float" office:value="49.702500000000001" table:formula="of:=[.B8]^2" table:style-name="ce2">
            <text:p>49,7025</text:p>
          </table:table-cell>
          <table:table-cell office:value-type="float" office:value="1.2478500000000001E-4" table:formula="of:=[.B8]*[.A8]" table:style-name="ce4">
            <text:p>1,25E-04</text:p>
          </table:table-cell>
          <table:table-cell office:value-type="float" office:value="1.0875154508478177E-3" table:formula="of:=([.B8]-396441.9492*[.A8])^2" table:style-name="ce4">
            <text:p>1,09E-03</text:p>
          </table:table-cell>
          <table:table-cell table:number-columns-repeated="16378"/>
        </table:table-row>
        <table:table-row table:style-name="ro1">
          <table:table-cell office:value-type="float" office:value="2.02E-5" table:style-name="ce3">
            <text:p>2,02E-05</text:p>
          </table:table-cell>
          <table:table-cell office:value-type="float" office:value="8.02" table:style-name="ce2">
            <text:p>8,02</text:p>
          </table:table-cell>
          <table:table-cell office:value-type="float" office:value="4.0803999999999997E-10" table:formula="of:=[.A9]^2" table:style-name="ce2">
            <text:p>4,0804E-10</text:p>
          </table:table-cell>
          <table:table-cell office:value-type="float" office:value="64.320399999999992" table:formula="of:=[.B9]^2" table:style-name="ce2">
            <text:p>64,3204</text:p>
          </table:table-cell>
          <table:table-cell office:value-type="float" office:value="1.6200399999999999E-4" table:formula="of:=[.B9]*[.A9]" table:style-name="ce4">
            <text:p>1,62E-04</text:p>
          </table:table-cell>
          <table:table-cell office:value-type="float" office:value="1.4095925193513109E-4" table:formula="of:=([.B9]-396441.9492*[.A9])^2" table:style-name="ce4">
            <text:p>1,41E-04</text:p>
          </table:table-cell>
          <table:table-cell table:number-columns-repeated="16378"/>
        </table:table-row>
        <table:table-row table:style-name="ro1">
          <table:table-cell office:value-type="float" office:value="2.2799999999999999E-5" table:style-name="ce3">
            <text:p>2,28E-05</text:p>
          </table:table-cell>
          <table:table-cell office:value-type="float" office:value="9.0500000000000007" table:style-name="ce2">
            <text:p>9,05</text:p>
          </table:table-cell>
          <table:table-cell office:value-type="float" office:value="5.1983999999999993E-10" table:formula="of:=[.A10]^2" table:style-name="ce2">
            <text:p>5,1984E-10</text:p>
          </table:table-cell>
          <table:table-cell office:value-type="float" office:value="81.902500000000018" table:formula="of:=[.B10]^2" table:style-name="ce2">
            <text:p>81,9025</text:p>
          </table:table-cell>
          <table:table-cell office:value-type="float" office:value="2.0634000000000001E-4" table:formula="of:=[.B10]*[.A10]" table:style-name="ce4">
            <text:p>2,06E-04</text:p>
          </table:table-cell>
          <table:table-cell office:value-type="float" office:value="1.2373354791870149E-4" table:formula="of:=([.B10]-396441.9492*[.A10])^2" table:style-name="ce4">
            <text:p>1,24E-04</text:p>
          </table:table-cell>
          <table:table-cell table:number-columns-repeated="16378"/>
        </table:table-row>
        <table:table-row table:style-name="ro1">
          <table:table-cell office:value-type="float" office:value="2.5299999999999998E-5" table:style-name="ce3">
            <text:p>2,53E-05</text:p>
          </table:table-cell>
          <table:table-cell office:value-type="float" office:value="10.07" table:style-name="ce2">
            <text:p>10,07</text:p>
          </table:table-cell>
          <table:table-cell office:value-type="float" office:value="6.4008999999999991E-10" table:formula="of:=[.A11]^2" table:style-name="ce2">
            <text:p>6,4009E-10</text:p>
          </table:table-cell>
          <table:table-cell office:value-type="float" office:value="101.40490000000001" table:formula="of:=[.B11]^2" table:style-name="ce2">
            <text:p>101,4049</text:p>
          </table:table-cell>
          <table:table-cell office:value-type="float" office:value="2.5477099999999999E-4" table:formula="of:=[.B11]*[.A11]" table:style-name="ce4">
            <text:p>2,55E-04</text:p>
          </table:table-cell>
          <table:table-cell office:value-type="float" office:value="1.6014951683383152E-3" table:formula="of:=([.B11]-396441.9492*[.A11])^2" table:style-name="ce4">
            <text:p>1,60E-0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.49187E-9" table:formula="of:=SUM([.C2:.C11])" table:style-name="ce2">
            <text:p>2,49187E-09</text:p>
          </table:table-cell>
          <table:table-cell office:value-type="float" office:value="391.66900000000004" table:formula="of:=SUM([.D2:.D11])" table:style-name="ce2">
            <text:p>391,669</text:p>
          </table:table-cell>
          <table:table-cell office:value-type="float" office:value="9.8787399999999991E-4" table:formula="of:=SUM([.E2:.E11])" table:style-name="ce4">
            <text:p>9,88E-04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396441.94919999997" table:style-name="ce7">
            <text:p>396441,9492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erie" table:style-name="ta2"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Xi</text:p>
          </table:table-cell>
          <table:table-cell office:value-type="string" table:style-name="ce2">
            <text:p>Yi</text:p>
          </table:table-cell>
          <table:table-cell office:value-type="string" table:style-name="ce2">
            <text:p>Xi^2</text:p>
          </table:table-cell>
          <table:table-cell office:value-type="string" table:style-name="ce2">
            <text:p>Yi^2</text:p>
          </table:table-cell>
          <table:table-cell office:value-type="string" table:style-name="ce2">
            <text:p>XiYi</text:p>
          </table:table-cell>
          <table:table-cell office:value-type="string" table:style-name="ce2">
            <text:p>(Yi-bXi)^2</text:p>
          </table:table-cell>
          <table:table-cell table:number-columns-repeated="16378"/>
        </table:table-row>
        <table:table-row table:style-name="ro1">
          <table:table-cell office:value-type="float" office:value="1.7E-6" table:style-name="ce3">
            <text:p>1,70E-06</text:p>
          </table:table-cell>
          <table:table-cell office:value-type="float" office:value="1.0900000000000001" table:style-name="ce2">
            <text:p>1,09</text:p>
          </table:table-cell>
          <table:table-cell office:value-type="float" office:value="2.89E-12" table:formula="of:=[.A2]^2" table:style-name="ce6">
            <text:p>2,89E-12</text:p>
          </table:table-cell>
          <table:table-cell office:value-type="float" office:value="1.1881000000000002" table:formula="of:=[.B2]^2" table:style-name="ce2">
            <text:p>1,1881</text:p>
          </table:table-cell>
          <table:table-cell office:value-type="float" office:value="1.8530000000000001E-6" table:formula="of:=[.A2]*[.B2]" table:style-name="ce3">
            <text:p>1,85E-06</text:p>
          </table:table-cell>
          <table:table-cell office:value-type="float" office:value="2.8586348707224946E-3" table:formula="of:=([.B2]-609725.7629*[.A2])^2" table:style-name="ce4">
            <text:p>2,86E-03</text:p>
          </table:table-cell>
          <table:table-cell table:number-columns-repeated="16378"/>
        </table:table-row>
        <table:table-row table:style-name="ro1">
          <table:table-cell office:value-type="float" office:value="3.3000000000000002E-6" table:style-name="ce3">
            <text:p>3,30E-06</text:p>
          </table:table-cell>
          <table:table-cell office:value-type="float" office:value="2.0299999999999998" table:style-name="ce2">
            <text:p>2,03</text:p>
          </table:table-cell>
          <table:table-cell office:value-type="float" office:value="1.0890000000000001E-11" table:formula="of:=[.A3]^2" table:style-name="ce6">
            <text:p>1,089E-11</text:p>
          </table:table-cell>
          <table:table-cell office:value-type="float" office:value="4.1208999999999989" table:formula="of:=[.B3]^2" table:style-name="ce2">
            <text:p>4,1209</text:p>
          </table:table-cell>
          <table:table-cell office:value-type="float" office:value="6.6989999999999997E-6" table:formula="of:=[.A3]*[.B3]" table:style-name="ce3">
            <text:p>6,70E-06</text:p>
          </table:table-cell>
          <table:table-cell office:value-type="float" office:value="3.2058839581859856E-4" table:formula="of:=([.B3]-609725.7629*[.A3])^2" table:style-name="ce4">
            <text:p>3,21E-04</text:p>
          </table:table-cell>
          <table:table-cell table:number-columns-repeated="16378"/>
        </table:table-row>
        <table:table-row table:style-name="ro1">
          <table:table-cell office:value-type="float" office:value="4.8999999999999997E-6" table:style-name="ce3">
            <text:p>4,90E-06</text:p>
          </table:table-cell>
          <table:table-cell office:value-type="float" office:value="3.02" table:style-name="ce2">
            <text:p>3,02</text:p>
          </table:table-cell>
          <table:table-cell office:value-type="float" office:value="2.4009999999999996E-11" table:formula="of:=[.A4]^2" table:style-name="ce6">
            <text:p>2,401E-11</text:p>
          </table:table-cell>
          <table:table-cell office:value-type="float" office:value="9.1204000000000001" table:formula="of:=[.B4]^2" table:style-name="ce2">
            <text:p>9,1204</text:p>
          </table:table-cell>
          <table:table-cell office:value-type="float" office:value="1.4798E-5" table:formula="of:=[.A4]*[.B4]" table:style-name="ce3">
            <text:p>1,48E-05</text:p>
          </table:table-cell>
          <table:table-cell office:value-type="float" office:value="1.0461189267282915E-3" table:formula="of:=([.B4]-609725.7629*[.A4])^2" table:style-name="ce4">
            <text:p>1,05E-03</text:p>
          </table:table-cell>
          <table:table-cell table:number-columns-repeated="16378"/>
        </table:table-row>
        <table:table-row table:style-name="ro1">
          <table:table-cell office:value-type="float" office:value="6.6000000000000003E-6" table:style-name="ce3">
            <text:p>6,60E-06</text:p>
          </table:table-cell>
          <table:table-cell office:value-type="float" office:value="3.99" table:style-name="ce2">
            <text:p>3,99</text:p>
          </table:table-cell>
          <table:table-cell office:value-type="float" office:value="4.3560000000000003E-11" table:formula="of:=[.A5]^2" table:style-name="ce6">
            <text:p>4,356E-11</text:p>
          </table:table-cell>
          <table:table-cell office:value-type="float" office:value="15.920100000000001" table:formula="of:=[.B5]^2" table:style-name="ce2">
            <text:p>15,9201</text:p>
          </table:table-cell>
          <table:table-cell office:value-type="float" office:value="2.6334000000000002E-5" table:formula="of:=[.A5]*[.B5]" table:style-name="ce3">
            <text:p>2,63E-05</text:p>
          </table:table-cell>
          <table:table-cell office:value-type="float" office:value="1.1689585028744323E-3" table:formula="of:=([.B5]-609725.7629*[.A5])^2" table:style-name="ce4">
            <text:p>1,17E-03</text:p>
          </table:table-cell>
          <table:table-cell table:number-columns-repeated="16378"/>
        </table:table-row>
        <table:table-row table:style-name="ro1">
          <table:table-cell office:value-type="float" office:value="8.1000000000000004E-6" table:style-name="ce3">
            <text:p>8,10E-06</text:p>
          </table:table-cell>
          <table:table-cell office:value-type="float" office:value="5.0199999999999996" table:style-name="ce2">
            <text:p>5,02</text:p>
          </table:table-cell>
          <table:table-cell office:value-type="float" office:value="6.5610000000000007E-11" table:formula="of:=[.A6]^2" table:style-name="ce6">
            <text:p>6,561E-11</text:p>
          </table:table-cell>
          <table:table-cell office:value-type="float" office:value="25.200399999999995" table:formula="of:=[.B6]^2" table:style-name="ce2">
            <text:p>25,2004</text:p>
          </table:table-cell>
          <table:table-cell office:value-type="float" office:value="4.0661999999999998E-5" table:formula="of:=[.A6]*[.B6]" table:style-name="ce3">
            <text:p>4,07E-05</text:p>
          </table:table-cell>
          <table:table-cell office:value-type="float" office:value="6.5969029053880163E-3" table:formula="of:=([.B6]-609725.7629*[.A6])^2" table:style-name="ce4">
            <text:p>6,60E-03</text:p>
          </table:table-cell>
          <table:table-cell table:number-columns-repeated="16378"/>
        </table:table-row>
        <table:table-row table:style-name="ro1">
          <table:table-cell office:value-type="float" office:value="9.7999999999999993E-6" table:style-name="ce3">
            <text:p>9,80E-06</text:p>
          </table:table-cell>
          <table:table-cell office:value-type="float" office:value="5.98" table:style-name="ce2">
            <text:p>5,98</text:p>
          </table:table-cell>
          <table:table-cell office:value-type="float" office:value="9.6039999999999986E-11" table:formula="of:=[.A7]^2" table:style-name="ce6">
            <text:p>9,604E-11</text:p>
          </table:table-cell>
          <table:table-cell office:value-type="float" office:value="35.760400000000004" table:formula="of:=[.B7]^2" table:style-name="ce2">
            <text:p>35,7604</text:p>
          </table:table-cell>
          <table:table-cell office:value-type="float" office:value="5.8604000000000003E-5" table:formula="of:=[.A7]*[.B7]" table:style-name="ce3">
            <text:p>5,86E-05</text:p>
          </table:table-cell>
          <table:table-cell office:value-type="float" office:value="2.1972877313067644E-5" table:formula="of:=([.B7]-609725.7629*[.A7])^2" table:style-name="ce4">
            <text:p>2,20E-05</text:p>
          </table:table-cell>
          <table:table-cell table:number-columns-repeated="16378"/>
        </table:table-row>
        <table:table-row table:style-name="ro1">
          <table:table-cell office:value-type="float" office:value="1.15E-5" table:style-name="ce3">
            <text:p>1,15E-05</text:p>
          </table:table-cell>
          <table:table-cell office:value-type="float" office:value="6.93" table:style-name="ce2">
            <text:p>6,93</text:p>
          </table:table-cell>
          <table:table-cell office:value-type="float" office:value="1.3225000000000001E-10" table:formula="of:=[.A8]^2" table:style-name="ce6">
            <text:p>1,3225E-10</text:p>
          </table:table-cell>
          <table:table-cell office:value-type="float" office:value="48.024899999999995" table:formula="of:=[.B8]^2" table:style-name="ce2">
            <text:p>48,0249</text:p>
          </table:table-cell>
          <table:table-cell office:value-type="float" office:value="7.9695000000000002E-5" table:formula="of:=[.A8]*[.B8]" table:style-name="ce3">
            <text:p>7,97E-05</text:p>
          </table:table-cell>
          <table:table-cell office:value-type="float" office:value="6.6988124612829287E-3" table:formula="of:=([.B8]-609725.7629*[.A8])^2" table:style-name="ce4">
            <text:p>6,70E-03</text:p>
          </table:table-cell>
          <table:table-cell table:number-columns-repeated="16378"/>
        </table:table-row>
        <table:table-row table:style-name="ro1">
          <table:table-cell office:value-type="float" office:value="1.31E-5" table:style-name="ce3">
            <text:p>1,31E-05</text:p>
          </table:table-cell>
          <table:table-cell office:value-type="float" office:value="7.97" table:style-name="ce2">
            <text:p>7,97</text:p>
          </table:table-cell>
          <table:table-cell office:value-type="float" office:value="1.7160999999999999E-10" table:formula="of:=[.A9]^2" table:style-name="ce6">
            <text:p>1,7161E-10</text:p>
          </table:table-cell>
          <table:table-cell office:value-type="float" office:value="63.520899999999997" table:formula="of:=[.B9]^2" table:style-name="ce2">
            <text:p>63,5209</text:p>
          </table:table-cell>
          <table:table-cell office:value-type="float" office:value="1.0440699999999999E-4" table:formula="of:=[.A9]*[.B9]" table:style-name="ce3">
            <text:p>1,04E-04</text:p>
          </table:table-cell>
          <table:table-cell office:value-type="float" office:value="3.0302084701186953E-4" table:formula="of:=([.B9]-609725.7629*[.A9])^2" table:style-name="ce4">
            <text:p>3,03E-04</text:p>
          </table:table-cell>
          <table:table-cell table:number-columns-repeated="16378"/>
        </table:table-row>
        <table:table-row table:style-name="ro1">
          <table:table-cell office:value-type="float" office:value="1.47E-5" table:style-name="ce3">
            <text:p>1,47E-05</text:p>
          </table:table-cell>
          <table:table-cell office:value-type="float" office:value="8.94" table:style-name="ce2">
            <text:p>8,94</text:p>
          </table:table-cell>
          <table:table-cell office:value-type="float" office:value="2.1609E-10" table:formula="of:=[.A10]^2" table:style-name="ce6">
            <text:p>2,1609E-10</text:p>
          </table:table-cell>
          <table:table-cell office:value-type="float" office:value="79.923599999999993" table:formula="of:=[.B10]^2" table:style-name="ce2">
            <text:p>79,9236</text:p>
          </table:table-cell>
          <table:table-cell office:value-type="float" office:value="1.3141799999999998E-4" table:formula="of:=[.A10]*[.B10]" table:style-name="ce3">
            <text:p>1,31E-04</text:p>
          </table:table-cell>
          <table:table-cell office:value-type="float" office:value="5.2756185175438356E-4" table:formula="of:=([.B10]-609725.7629*[.A10])^2" table:style-name="ce4">
            <text:p>5,28E-04</text:p>
          </table:table-cell>
          <table:table-cell table:number-columns-repeated="16378"/>
        </table:table-row>
        <table:table-row table:style-name="ro1">
          <table:table-cell office:value-type="float" office:value="1.6200000000000001E-5" table:style-name="ce3">
            <text:p>1,62E-05</text:p>
          </table:table-cell>
          <table:table-cell office:value-type="float" office:value="9.92" table:style-name="ce2">
            <text:p>9,92</text:p>
          </table:table-cell>
          <table:table-cell office:value-type="float" office:value="2.6244000000000003E-10" table:formula="of:=[.A11]^2" table:style-name="ce6">
            <text:p>2,6244E-10</text:p>
          </table:table-cell>
          <table:table-cell office:value-type="float" office:value="98.406400000000005" table:formula="of:=[.B11]^2" table:style-name="ce2">
            <text:p>98,4064</text:p>
          </table:table-cell>
          <table:table-cell office:value-type="float" office:value="1.6070400000000001E-4" table:formula="of:=[.A11]*[.B11]" table:style-name="ce3">
            <text:p>1,61E-04</text:p>
          </table:table-cell>
          <table:table-cell office:value-type="float" office:value="1.8013777767525163E-3" table:formula="of:=([.B11]-609725.7629*[.A11])^2" table:style-name="ce4">
            <text:p>1,80E-03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0253900000000001E-9" table:formula="of:=SUM([.C2:.C11])" table:style-name="ce6">
            <text:p>1,02539E-09</text:p>
          </table:table-cell>
          <table:table-cell office:value-type="float" office:value="381.18609999999995" table:formula="of:=SUM([.D2:.D11])" table:style-name="ce2">
            <text:p>381,1861</text:p>
          </table:table-cell>
          <table:table-cell office:value-type="float" office:value="6.2517399999999993E-4" table:formula="of:=SUM([.E2:.E11])" table:style-name="ce3">
            <text:p>6,25E-04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9725.76289999997" table:style-name="ce5">
            <text:p>609725,76</text:p>
          </table:table-cell>
          <table:table-cell table:number-columns-repeated="16383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Paralelo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Xi</text:p>
          </table:table-cell>
          <table:table-cell office:value-type="string" table:style-name="ce2">
            <text:p>Yi</text:p>
          </table:table-cell>
          <table:table-cell office:value-type="string" table:style-name="ce2">
            <text:p>Xi^2</text:p>
          </table:table-cell>
          <table:table-cell office:value-type="string" table:style-name="ce2">
            <text:p>Yi^2</text:p>
          </table:table-cell>
          <table:table-cell office:value-type="string" table:style-name="ce2">
            <text:p>XiYi</text:p>
          </table:table-cell>
          <table:table-cell office:value-type="string" table:style-name="ce2">
            <text:p>(Yi-bXi)^2</text:p>
          </table:table-cell>
          <table:table-cell table:number-columns-repeated="16378"/>
        </table:table-row>
        <table:table-row table:style-name="ro1">
          <table:table-cell office:value-type="float" office:value="7.4000000000000003E-6" table:style-name="ce3">
            <text:p>7,40E-06</text:p>
          </table:table-cell>
          <table:table-cell office:value-type="float" office:value="1.08" table:style-name="ce2">
            <text:p>1,08</text:p>
          </table:table-cell>
          <table:table-cell office:value-type="float" office:value="5.4760000000000007E-11" table:formula="of:=[.A2]^2" table:style-name="ce4">
            <text:p>5,48E-11</text:p>
          </table:table-cell>
          <table:table-cell office:value-type="float" office:value="1.1664000000000001" table:formula="of:=[.B2]^2" table:style-name="ce1">
            <text:p>1,1664</text:p>
          </table:table-cell>
          <table:table-cell office:value-type="float" office:value="7.9920000000000007E-6" table:formula="of:=[.A2]*[.B2]" table:style-name="ce4">
            <text:p>7,99E-06</text:p>
          </table:table-cell>
          <table:table-cell office:value-type="float" office:value="1.4883036113463039E-3" table:formula="of:=([.B2]-140732.62997*[.A2])^2" table:style-name="ce4">
            <text:p>1,49E-03</text:p>
          </table:table-cell>
          <table:table-cell table:number-columns-repeated="16378"/>
        </table:table-row>
        <table:table-row table:style-name="ro1">
          <table:table-cell office:value-type="float" office:value="1.47E-5" table:style-name="ce3">
            <text:p>1,47E-05</text:p>
          </table:table-cell>
          <table:table-cell office:value-type="float" office:value="2.1" table:style-name="ce2">
            <text:p>2,1</text:p>
          </table:table-cell>
          <table:table-cell office:value-type="float" office:value="2.1609E-10" table:formula="of:=[.A3]^2" table:style-name="ce4">
            <text:p>2,16E-10</text:p>
          </table:table-cell>
          <table:table-cell office:value-type="float" office:value="4.41" table:formula="of:=[.B3]^2" table:style-name="ce1">
            <text:p>4,41</text:p>
          </table:table-cell>
          <table:table-cell office:value-type="float" office:value="3.0870000000000001E-5" table:formula="of:=[.A3]*[.B3]" table:style-name="ce4">
            <text:p>3,09E-05</text:p>
          </table:table-cell>
          <table:table-cell office:value-type="float" office:value="9.7533410160008426E-4" table:formula="of:=([.B3]-140732.62997*[.A3])^2" table:style-name="ce4">
            <text:p>9,75E-04</text:p>
          </table:table-cell>
          <table:table-cell table:number-columns-repeated="16378"/>
        </table:table-row>
        <table:table-row table:style-name="ro1">
          <table:table-cell office:value-type="float" office:value="2.1999999999999999E-5" table:style-name="ce3">
            <text:p>2,20E-05</text:p>
          </table:table-cell>
          <table:table-cell office:value-type="float" office:value="3.09" table:style-name="ce2">
            <text:p>3,09</text:p>
          </table:table-cell>
          <table:table-cell office:value-type="float" office:value="4.8399999999999998E-10" table:formula="of:=[.A4]^2" table:style-name="ce4">
            <text:p>4,84E-10</text:p>
          </table:table-cell>
          <table:table-cell office:value-type="float" office:value="9.5480999999999998" table:formula="of:=[.B4]^2" table:style-name="ce1">
            <text:p>9,5481</text:p>
          </table:table-cell>
          <table:table-cell office:value-type="float" office:value="6.7979999999999996E-5" table:formula="of:=[.A4]*[.B4]" table:style-name="ce4">
            <text:p>6,80E-05</text:p>
          </table:table-cell>
          <table:table-cell office:value-type="float" office:value="3.742820290402766E-5" table:formula="of:=([.B4]-140732.62997*[.A4])^2" table:style-name="ce4">
            <text:p>3,74E-05</text:p>
          </table:table-cell>
          <table:table-cell table:number-columns-repeated="16378"/>
        </table:table-row>
        <table:table-row table:style-name="ro1">
          <table:table-cell office:value-type="float" office:value="2.87E-5" table:style-name="ce3">
            <text:p>2,87E-05</text:p>
          </table:table-cell>
          <table:table-cell office:value-type="float" office:value="4.09" table:style-name="ce2">
            <text:p>4,09</text:p>
          </table:table-cell>
          <table:table-cell office:value-type="float" office:value="8.2368999999999998E-10" table:formula="of:=[.A5]^2" table:style-name="ce4">
            <text:p>8,24E-10</text:p>
          </table:table-cell>
          <table:table-cell office:value-type="float" office:value="16.728099999999998" table:formula="of:=[.B5]^2" table:style-name="ce1">
            <text:p>16,7281</text:p>
          </table:table-cell>
          <table:table-cell office:value-type="float" office:value="1.17383E-4" table:formula="of:=[.A5]*[.B5]" table:style-name="ce4">
            <text:p>1,17E-04</text:p>
          </table:table-cell>
          <table:table-cell office:value-type="float" office:value="2.5982997270197123E-3" table:formula="of:=([.B5]-140732.62997*[.A5])^2" table:style-name="ce4">
            <text:p>2,60E-03</text:p>
          </table:table-cell>
          <table:table-cell table:number-columns-repeated="16378"/>
        </table:table-row>
        <table:table-row table:style-name="ro1">
          <table:table-cell office:value-type="float" office:value="3.5800000000000003E-5" table:style-name="ce3">
            <text:p>3,58E-05</text:p>
          </table:table-cell>
          <table:table-cell office:value-type="float" office:value="5.05" table:style-name="ce2">
            <text:p>5,05</text:p>
          </table:table-cell>
          <table:table-cell office:value-type="float" office:value="1.2816400000000001E-9" table:formula="of:=[.A6]^2" table:style-name="ce4">
            <text:p>1,28E-09</text:p>
          </table:table-cell>
          <table:table-cell office:value-type="float" office:value="25.502499999999998" table:formula="of:=[.B6]^2" table:style-name="ce1">
            <text:p>25,5025</text:p>
          </table:table-cell>
          <table:table-cell office:value-type="float" office:value="1.8079000000000001E-4" table:formula="of:=[.A6]*[.B6]" table:style-name="ce4">
            <text:p>1,81E-04</text:p>
          </table:table-cell>
          <table:table-cell office:value-type="float" office:value="1.3857638353361693E-4" table:formula="of:=([.B6]-140732.62997*[.A6])^2" table:style-name="ce4">
            <text:p>1,39E-04</text:p>
          </table:table-cell>
          <table:table-cell table:number-columns-repeated="16378"/>
        </table:table-row>
        <table:table-row table:style-name="ro1">
          <table:table-cell office:value-type="float" office:value="4.32E-5" table:style-name="ce3">
            <text:p>4,32E-05</text:p>
          </table:table-cell>
          <table:table-cell office:value-type="float" office:value="6.09" table:style-name="ce2">
            <text:p>6,09</text:p>
          </table:table-cell>
          <table:table-cell office:value-type="float" office:value="1.86624E-9" table:formula="of:=[.A7]^2" table:style-name="ce4">
            <text:p>1,87E-09</text:p>
          </table:table-cell>
          <table:table-cell office:value-type="float" office:value="37.088099999999997" table:formula="of:=[.B7]^2" table:style-name="ce1">
            <text:p>37,0881</text:p>
          </table:table-cell>
          <table:table-cell office:value-type="float" office:value="2.6308799999999997E-4" table:formula="of:=[.A7]*[.B7]" table:style-name="ce4">
            <text:p>2,63E-04</text:p>
          </table:table-cell>
          <table:table-cell office:value-type="float" office:value="1.0713047577564078E-4" table:formula="of:=([.B7]-140732.62997*[.A7])^2" table:style-name="ce4">
            <text:p>1,07E-04</text:p>
          </table:table-cell>
          <table:table-cell table:number-columns-repeated="16378"/>
        </table:table-row>
        <table:table-row table:style-name="ro1">
          <table:table-cell office:value-type="float" office:value="5.0399999999999999E-5" table:style-name="ce3">
            <text:p>5,04E-05</text:p>
          </table:table-cell>
          <table:table-cell office:value-type="float" office:value="7.11" table:style-name="ce2">
            <text:p>7,11</text:p>
          </table:table-cell>
          <table:table-cell office:value-type="float" office:value="2.54016E-9" table:formula="of:=[.A8]^2" table:style-name="ce4">
            <text:p>2,54E-09</text:p>
          </table:table-cell>
          <table:table-cell office:value-type="float" office:value="50.552100000000003" table:formula="of:=[.B8]^2" table:style-name="ce1">
            <text:p>50,5521</text:p>
          </table:table-cell>
          <table:table-cell office:value-type="float" office:value="3.5834400000000002E-4" table:formula="of:=[.A8]*[.B8]" table:style-name="ce4">
            <text:p>3,58E-04</text:p>
          </table:table-cell>
          <table:table-cell office:value-type="float" office:value="2.9157097603686922E-4" table:formula="of:=([.B8]-140732.62997*[.A8])^2" table:style-name="ce4">
            <text:p>2,92E-04</text:p>
          </table:table-cell>
          <table:table-cell table:number-columns-repeated="16378"/>
        </table:table-row>
        <table:table-row table:style-name="ro1">
          <table:table-cell office:value-type="float" office:value="5.7399999999999999E-5" table:style-name="ce3">
            <text:p>5,74E-05</text:p>
          </table:table-cell>
          <table:table-cell office:value-type="float" office:value="8.0500000000000007" table:style-name="ce2">
            <text:p>8,05</text:p>
          </table:table-cell>
          <table:table-cell office:value-type="float" office:value="3.2947599999999999E-9" table:formula="of:=[.A9]^2" table:style-name="ce4">
            <text:p>3,29E-09</text:p>
          </table:table-cell>
          <table:table-cell office:value-type="float" office:value="64.802500000000009" table:formula="of:=[.B9]^2" table:style-name="ce1">
            <text:p>64,8025</text:p>
          </table:table-cell>
          <table:table-cell office:value-type="float" office:value="4.6207000000000003E-4" table:formula="of:=[.A9]*[.B9]" table:style-name="ce4">
            <text:p>4,62E-04</text:p>
          </table:table-cell>
          <table:table-cell office:value-type="float" office:value="7.8696858035904422E-4" table:formula="of:=([.B9]-140732.62997*[.A9])^2" table:style-name="ce4">
            <text:p>7,87E-04</text:p>
          </table:table-cell>
          <table:table-cell table:number-columns-repeated="16378"/>
        </table:table-row>
        <table:table-row table:style-name="ro1">
          <table:table-cell office:value-type="float" office:value="6.4599999999999998E-5" table:style-name="ce3">
            <text:p>6,46E-05</text:p>
          </table:table-cell>
          <table:table-cell office:value-type="float" office:value="9.0399999999999991" table:style-name="ce2">
            <text:p>9,04</text:p>
          </table:table-cell>
          <table:table-cell office:value-type="float" office:value="4.1731600000000001E-9" table:formula="of:=[.A10]^2" table:style-name="ce4">
            <text:p>4,17E-09</text:p>
          </table:table-cell>
          <table:table-cell office:value-type="float" office:value="81.721599999999981" table:formula="of:=[.B10]^2" table:style-name="ce1">
            <text:p>81,7216</text:p>
          </table:table-cell>
          <table:table-cell office:value-type="float" office:value="5.8398399999999996E-4" table:formula="of:=[.A10]*[.B10]" table:style-name="ce4">
            <text:p>5,84E-04</text:p>
          </table:table-cell>
          <table:table-cell office:value-type="float" office:value="2.6345529141516858E-3" table:formula="of:=([.B10]-140732.62997*[.A10])^2" table:style-name="ce4">
            <text:p>2,63E-03</text:p>
          </table:table-cell>
          <table:table-cell table:number-columns-repeated="16378"/>
        </table:table-row>
        <table:table-row table:style-name="ro1">
          <table:table-cell office:value-type="float" office:value="7.1299999999999998E-5" table:style-name="ce3">
            <text:p>7,13E-05</text:p>
          </table:table-cell>
          <table:table-cell office:value-type="float" office:value="10.050000000000001" table:style-name="ce2">
            <text:p>10,05</text:p>
          </table:table-cell>
          <table:table-cell office:value-type="float" office:value="5.0836899999999998E-9" table:formula="of:=[.A11]^2" table:style-name="ce4">
            <text:p>5,08E-09</text:p>
          </table:table-cell>
          <table:table-cell office:value-type="float" office:value="101.00250000000001" table:formula="of:=[.B11]^2" table:style-name="ce1">
            <text:p>101,0025</text:p>
          </table:table-cell>
          <table:table-cell office:value-type="float" office:value="7.1656500000000006E-4" table:formula="of:=[.A11]*[.B11]" table:style-name="ce4">
            <text:p>7,17E-04</text:p>
          </table:table-cell>
          <table:table-cell office:value-type="float" office:value="2.4848740067355481E-4" table:formula="of:=([.B11]-140732.62997*[.A11])^2" table:style-name="ce4">
            <text:p>2,48E-04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1.981819E-8" table:formula="of:=SUM([.C2:.C11])" table:style-name="ce4">
            <text:p>1,98E-08</text:p>
          </table:table-cell>
          <table:table-cell office:value-type="float" office:value="392.52189999999996" table:formula="of:=SUM([.D2:.D11])" table:style-name="ce1">
            <text:p>392,5219</text:p>
          </table:table-cell>
          <table:table-cell office:value-type="float" office:value="2.7890660000000002E-3" table:formula="of:=SUM([.E2:.E11])" table:style-name="ce4">
            <text:p>2,79E-03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float" office:value="140732.62997000001" table:style-name="ce1">
            <text:p>140732,63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Gonzalo Bastos González</meta:initial-creator>
    <dc:creator>Gonzalo Bastos González</dc:creator>
    <meta:creation-date>2023-03-16T12:15:45Z</meta:creation-date>
    <dc:date>2023-03-18T11:42:34Z</dc:date>
  </office:meta>
</office:document-meta>
</file>